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c0f8" officeooo:paragraph-rsid="000ec0f8"/>
    </style:style>
    <style:style style:name="P2" style:family="paragraph" style:parent-style-name="Standard">
      <style:text-properties officeooo:rsid="001d91ec" officeooo:paragraph-rsid="001d91ec"/>
    </style:style>
    <style:style style:name="T1" style:family="text">
      <style:text-properties officeooo:rsid="00107373"/>
    </style:style>
    <style:style style:name="T2" style:family="text">
      <style:text-properties officeooo:rsid="0011a4dc"/>
    </style:style>
    <style:style style:name="T3" style:family="text">
      <style:text-properties officeooo:rsid="00127138"/>
    </style:style>
    <style:style style:name="T4" style:family="text">
      <style:text-properties officeooo:rsid="00138a4a"/>
    </style:style>
    <style:style style:name="T5" style:family="text">
      <style:text-properties officeooo:rsid="00141713"/>
    </style:style>
    <style:style style:name="T6" style:family="text">
      <style:text-properties officeooo:rsid="0016b0fd"/>
    </style:style>
    <style:style style:name="T7" style:family="text">
      <style:text-properties officeooo:rsid="00176bac"/>
    </style:style>
    <style:style style:name="T8" style:family="text">
      <style:text-properties officeooo:rsid="0018836d"/>
    </style:style>
    <style:style style:name="T9" style:family="text">
      <style:text-properties officeooo:rsid="001a2a40"/>
    </style:style>
    <style:style style:name="T10" style:family="text">
      <style:text-properties officeooo:rsid="001ba1d0"/>
    </style:style>
    <style:style style:name="T11" style:family="text">
      <style:text-properties officeooo:rsid="001d5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: Where am I?</text:p>
      <text:p text:style-name="P1"><text:tab/>--- <text:span text:style-name="T11">Wake up sprawled on the floor. 2 others nearby – who are you?</text:span></text:p>
      <text:p text:style-name="P2"><text:tab/>1. <text:s/></text:p>
      <text:p text:style-name="P2"><text:tab/>2.</text:p>
      <text:p text:style-name="P1">Chapter 2: <text:span text:style-name="T2">A maze – find a pattern</text:span></text:p>
      <text:p text:style-name="P1">Chapter 3: <text:span text:style-name="T3">Escape! What is this voice?</text:span></text:p>
      <text:p text:style-name="P1">Chapter 4: <text:span text:style-name="T4">Out of 1 floor.. but not the maze</text:span></text:p>
      <text:p text:style-name="P1">Chapter 5: <text:span text:style-name="T5">Freedom</text:span></text:p>
      <text:p text:style-name="P1">Chapter 6: <text:span text:style-name="T9">Long Hall</text:span></text:p>
      <text:p text:style-name="P1">Chapter 7: <text:span text:style-name="T10">Time Bomb</text:span></text:p>
      <text:p text:style-name="P1">Chapter 8: <text:span text:style-name="T1">Clone Battle</text:span></text:p>
      <text:p text:style-name="P1">Chapter 9: <text:span text:style-name="T7">Hints</text:span></text:p>
      <text:p text:style-name="P1">Chapter 10: <text:span text:style-name="T6">Simulation Ends – 2 patients, 1 A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10S</meta:editing-duration>
    <meta:editing-cycles>16</meta:editing-cycles>
    <meta:generator>LibreOffice/5.1.3.2$Windows_x86 LibreOffice_project/644e4637d1d8544fd9f56425bd6cec110e49301b</meta:generator>
    <dc:date>2018-04-18T14:38:43.412000000</dc:date>
    <meta:document-statistic meta:table-count="0" meta:image-count="0" meta:object-count="0" meta:page-count="1" meta:paragraph-count="13" meta:word-count="70" meta:character-count="355" meta:non-whitespace-character-count="290"/>
    <meta:user-defined meta:name="Info 1"/>
    <meta:user-defined meta:name="Info 2"/>
    <meta:user-defined meta:name="Info 3"/>
    <meta:user-defined meta:name="Info 4"/>
  </office:meta>
</office:document-meta>
</file>